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35120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16.097cm" svg:y="5.891cm">
            <draw:object draw:notify-on-update-of-ranges="Tabelle1.A2:Tabelle1.A4 Tabelle1.G2:Tabelle1.G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0.1cm" svg:y="3.535cm">
            <draw:object draw:notify-on-update-of-ranges="Tabelle1.A5:Tabelle1.A8 Tabelle1.G5:Tabelle1.G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>
            <text:p>Konfig</text:p>
          </table:table-cell>
          <table:table-cell office:value-type="string">
            <text:p>Processes Total</text:p>
          </table:table-cell>
          <table:table-cell office:value-type="string">
            <text:p>Threads Total</text:p>
          </table:table-cell>
          <table:table-cell table:style-name="Default" office:value-type="string">
            <text:p>Messung 1</text:p>
          </table:table-cell>
          <table:table-cell table:style-name="Default" office:value-type="string">
            <text:p>Messung2</text:p>
          </table:table-cell>
          <table:table-cell table:style-name="Default" office:value-type="string">
            <text:p>Messung 3</text:p>
          </table:table-cell>
          <table:table-cell office:value-type="string">
            <text:p>Durchschnitt</text:p>
          </table:table-cell>
        </table:table-row>
        <table:table-row table:style-name="ro2">
          <table:table-cell office:value-type="string">
            <text:p>3*12</text:p>
          </table:table-cell>
          <table:table-cell table:number-columns-repeated="2" office:value-type="float" office:value="36">
            <text:p>36</text:p>
          </table:table-cell>
          <table:table-cell office:value-type="float" office:value="82.153147">
            <text:p>82.1531470</text:p>
          </table:table-cell>
          <table:table-cell office:value-type="float" office:value="80.970992">
            <text:p>80.9709920</text:p>
          </table:table-cell>
          <table:table-cell office:value-type="float" office:value="81.755122">
            <text:p>81.7551220</text:p>
          </table:table-cell>
          <table:table-cell table:formula="of:=AVERAGE([.D2:.F2])" office:value-type="float" office:value="81.6264203333333">
            <text:p>81,6264203333</text:p>
          </table:table-cell>
        </table:table-row>
        <table:table-row table:style-name="ro2">
          <table:table-cell office:value-type="string">
            <text:p>3*1*1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77.813297">
            <text:p>77.8132970</text:p>
          </table:table-cell>
          <table:table-cell office:value-type="float" office:value="77.35539">
            <text:p>77.3553900</text:p>
          </table:table-cell>
          <table:table-cell office:value-type="float" office:value="77.594837">
            <text:p>77.5948370</text:p>
          </table:table-cell>
          <table:table-cell table:formula="of:=AVERAGE([.D3:.F3])" office:value-type="float" office:value="77.5878413333333">
            <text:p>77,5878413333</text:p>
          </table:table-cell>
        </table:table-row>
        <table:table-row table:style-name="ro2">
          <table:table-cell office:value-type="string">
            <text:p>3*2*6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78.360357">
            <text:p>78.3603570</text:p>
          </table:table-cell>
          <table:table-cell office:value-type="float" office:value="77.157143">
            <text:p>77.1571430</text:p>
          </table:table-cell>
          <table:table-cell office:value-type="float" office:value="77.334635">
            <text:p>77.3346350</text:p>
          </table:table-cell>
          <table:table-cell table:formula="of:=AVERAGE([.D4:.F4])" office:value-type="float" office:value="77.6173783333333">
            <text:p>77,6173783333</text:p>
          </table:table-cell>
        </table:table-row>
        <table:table-row table:style-name="ro2">
          <table:table-cell office:value-type="string">
            <text:p>3*24</text:p>
          </table:table-cell>
          <table:table-cell table:number-columns-repeated="2" office:value-type="float" office:value="72">
            <text:p>72</text:p>
          </table:table-cell>
          <table:table-cell office:value-type="float" office:value="68.877647">
            <text:p>68.8776470</text:p>
          </table:table-cell>
          <table:table-cell office:value-type="float" office:value="67.589159">
            <text:p>67.5891590</text:p>
          </table:table-cell>
          <table:table-cell office:value-type="float" office:value="65.118829">
            <text:p>65.1188290</text:p>
          </table:table-cell>
          <table:table-cell table:formula="of:=AVERAGE([.D5:.F5])" office:value-type="float" office:value="67.1952116666667">
            <text:p>67,1952116667</text:p>
          </table:table-cell>
        </table:table-row>
        <table:table-row table:style-name="ro2">
          <table:table-cell office:value-type="string">
            <text:p>3*1*2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54.26793">
            <text:p>54.2679300</text:p>
          </table:table-cell>
          <table:table-cell office:value-type="float" office:value="54.503935">
            <text:p>54.5039350</text:p>
          </table:table-cell>
          <table:table-cell office:value-type="float" office:value="53.716464">
            <text:p>53.7164640</text:p>
          </table:table-cell>
          <table:table-cell table:formula="of:=AVERAGE([.D6:.F6])" office:value-type="float" office:value="54.1627763333333">
            <text:p>54,1627763333</text:p>
          </table:table-cell>
        </table:table-row>
        <table:table-row table:style-name="ro2">
          <table:table-cell office:value-type="string">
            <text:p>3*2*12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53.411302">
            <text:p>53.4113020</text:p>
          </table:table-cell>
          <table:table-cell office:value-type="float" office:value="53.440878">
            <text:p>53.4408780</text:p>
          </table:table-cell>
          <table:table-cell office:value-type="float" office:value="54.109401">
            <text:p>54.1094010</text:p>
          </table:table-cell>
          <table:table-cell table:formula="of:=AVERAGE([.D7:.F7])" office:value-type="float" office:value="53.6538603333333">
            <text:p>53,6538603333</text:p>
          </table:table-cell>
        </table:table-row>
        <table:table-row table:style-name="ro2">
          <table:table-cell office:value-type="string">
            <text:p>3*12*2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59.919357">
            <text:p>59.9193570</text:p>
          </table:table-cell>
          <table:table-cell office:value-type="float" office:value="58.439181">
            <text:p>58.4391810</text:p>
          </table:table-cell>
          <table:table-cell office:value-type="float" office:value="58.728773">
            <text:p>58.7287730</text:p>
          </table:table-cell>
          <table:table-cell table:formula="of:=AVERAGE([.D8:.F8])" office:value-type="float" office:value="59.0291036666667">
            <text:p>59,0291036667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1:Tabelle1.G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35120" number:language="en" number:country="US">
      <number:number number:decimal-places="7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Timm</meta:initial-creator>
    <meta:creation-date>2014-12-14T22:37:55</meta:creation-date>
    <dc:date>2014-12-14T23:53:54</dc:date>
    <dc:creator>Johannes Timm</dc:creator>
    <meta:editing-duration>PT15M19S</meta:editing-duration>
    <meta:editing-cycles>1</meta:editing-cycles>
    <meta:document-statistic meta:table-count="3" meta:cell-count="56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6cm" chart:style-name="ch2">
          <text:p>36 Threads</text:p>
        </chart:title>
        <chart:legend chart:legend-position="end" svg:x="13.896cm" svg:y="4.201cm" style:legend-expansion="high" chart:style-name="ch3"/>
        <chart:plot-area chart:style-name="ch4" table:cell-range-address="Tabelle1.A2:Tabelle1.A4 Tabelle1.G2:Tabelle1.G4" chart:data-source-has-labels="column" svg:x="0.77cm" svg:y="1.635cm" svg:width="12.486cm" svg:height="6.765cm">
          <chartooo:coordinate-region svg:x="2.026cm" svg:y="1.635cm" svg:width="11.043cm" svg:height="6.118cm"/>
          <chart:axis chart:dimension="x" chart:name="primary-x" chart:style-name="ch5" chartooo:axis-type="auto">
            <chartooo:date-scale/>
            <chart:categories table:cell-range-address="Tabelle1.A2:Tabelle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G2:Tabelle1.G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3*12</text:p>
                <draw:g>
                  <svg:desc>Tabelle1.A2:Tabelle1.A4</svg:desc>
                </draw:g>
              </table:table-cell>
              <table:table-cell office:value-type="float" office:value="81.6264203333333">
                <text:p>81.6264203333333</text:p>
                <draw:g>
                  <svg:desc>Tabelle1.G2:Tabelle1.G4</svg:desc>
                </draw:g>
              </table:table-cell>
            </table:table-row>
            <table:table-row>
              <table:table-cell office:value-type="string">
                <text:p>3*1*12</text:p>
              </table:table-cell>
              <table:table-cell office:value-type="float" office:value="77.5878413333333">
                <text:p>77.5878413333333</text:p>
              </table:table-cell>
            </table:table-row>
            <table:table-row>
              <table:table-cell office:value-type="string">
                <text:p>3*2*6</text:p>
              </table:table-cell>
              <table:table-cell office:value-type="float" office:value="77.6173783333333">
                <text:p>77.617378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50" chart:maximum="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05cm" svg:y="0.316cm" chart:style-name="ch2">
          <text:p>72 Threads</text:p>
        </chart:title>
        <chart:legend chart:legend-position="end" svg:x="13.896cm" svg:y="4.201cm" style:legend-expansion="high" chart:style-name="ch3"/>
        <chart:plot-area chart:style-name="ch4" table:cell-range-address="Tabelle1.A5:Tabelle1.A8 Tabelle1.G5:Tabelle1.G8" chart:data-source-has-labels="column" svg:x="0.77cm" svg:y="1.635cm" svg:width="12.486cm" svg:height="6.765cm">
          <chartooo:coordinate-region svg:x="2.026cm" svg:y="1.635cm" svg:width="11.043cm" svg:height="6.118cm"/>
          <chart:axis chart:dimension="x" chart:name="primary-x" chart:style-name="ch5" chartooo:axis-type="auto">
            <chartooo:date-scale/>
            <chart:categories table:cell-range-address="Tabelle1.A5:Tabe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G5:Tabelle1.G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3*24</text:p>
                <draw:g>
                  <svg:desc>Tabelle1.A5:Tabelle1.A8</svg:desc>
                </draw:g>
              </table:table-cell>
              <table:table-cell office:value-type="float" office:value="67.1952116666667">
                <text:p>67.1952116666667</text:p>
                <draw:g>
                  <svg:desc>Tabelle1.G5:Tabelle1.G8</svg:desc>
                </draw:g>
              </table:table-cell>
            </table:table-row>
            <table:table-row>
              <table:table-cell office:value-type="string">
                <text:p>3*1*24</text:p>
              </table:table-cell>
              <table:table-cell office:value-type="float" office:value="54.1627763333333">
                <text:p>54.1627763333333</text:p>
              </table:table-cell>
            </table:table-row>
            <table:table-row>
              <table:table-cell office:value-type="string">
                <text:p>3*2*12</text:p>
              </table:table-cell>
              <table:table-cell office:value-type="float" office:value="53.6538603333333">
                <text:p>53.6538603333333</text:p>
              </table:table-cell>
            </table:table-row>
            <table:table-row>
              <table:table-cell office:value-type="string">
                <text:p>3*12*2</text:p>
              </table:table-cell>
              <table:table-cell office:value-type="float" office:value="59.0291036666667">
                <text:p>59.029103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